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832391134366907" calcext:value-type="float">
            <text:p>0.832391134366907</text:p>
          </table:table-cell>
          <table:table-cell office:value-type="float" office:value="0.8428659192447" calcext:value-type="float">
            <text:p>0.8428659192447</text:p>
          </table:table-cell>
          <table:table-cell office:value-type="float" office:value="0.852731892004095" calcext:value-type="float">
            <text:p>0.852731892004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18376153964421" calcext:value-type="float">
            <text:p>0.818376153964421</text:p>
          </table:table-cell>
          <table:table-cell office:value-type="float" office:value="0.822254283160999" calcext:value-type="float">
            <text:p>0.822254283160999</text:p>
          </table:table-cell>
          <table:table-cell office:value-type="float" office:value="0.823619173004709" calcext:value-type="float">
            <text:p>0.823619173004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861767634749413" calcext:value-type="float">
            <text:p>0.861767634749413</text:p>
          </table:table-cell>
          <table:table-cell office:value-type="float" office:value="0.875866241753101" calcext:value-type="float">
            <text:p>0.875866241753101</text:p>
          </table:table-cell>
          <table:table-cell office:value-type="float" office:value="0.892128817737103" calcext:value-type="float">
            <text:p>0.892128817737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866066586226225" calcext:value-type="float">
            <text:p>0.866066586226225</text:p>
          </table:table-cell>
          <table:table-cell office:value-type="float" office:value="0.873861666768789" calcext:value-type="float">
            <text:p>0.873861666768789</text:p>
          </table:table-cell>
          <table:table-cell office:value-type="float" office:value="0.876064300537109" calcext:value-type="float">
            <text:p>0.876064300537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866217821836472" calcext:value-type="float">
            <text:p>0.866217821836472</text:p>
          </table:table-cell>
          <table:table-cell office:value-type="float" office:value="0.869283758103848" calcext:value-type="float">
            <text:p>0.869283758103848</text:p>
          </table:table-cell>
          <table:table-cell office:value-type="float" office:value="0.875853288918734" calcext:value-type="float">
            <text:p>0.875853288918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85726648196578" calcext:value-type="float">
            <text:p>0.85726648196578</text:p>
          </table:table-cell>
          <table:table-cell office:value-type="float" office:value="0.86747931689024" calcext:value-type="float">
            <text:p>0.86747931689024</text:p>
          </table:table-cell>
          <table:table-cell office:value-type="float" office:value="0.869889453053474" calcext:value-type="float">
            <text:p>0.869889453053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900152817368507" calcext:value-type="float">
            <text:p>0.900152817368507</text:p>
          </table:table-cell>
          <table:table-cell office:value-type="float" office:value="0.910814881324768" calcext:value-type="float">
            <text:p>0.910814881324768</text:p>
          </table:table-cell>
          <table:table-cell office:value-type="float" office:value="0.915842617551485" calcext:value-type="float">
            <text:p>0.915842617551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882070598006248" calcext:value-type="float">
            <text:p>0.882070598006248</text:p>
          </table:table-cell>
          <table:table-cell office:value-type="float" office:value="0.887906710306803" calcext:value-type="float">
            <text:p>0.887906710306803</text:p>
          </table:table-cell>
          <table:table-cell office:value-type="float" office:value="0.894781150420507" calcext:value-type="float">
            <text:p>0.894781150420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884182249506315" calcext:value-type="float">
            <text:p>0.884182249506315</text:p>
          </table:table-cell>
          <table:table-cell office:value-type="float" office:value="0.886588858564695" calcext:value-type="float">
            <text:p>0.886588858564695</text:p>
          </table:table-cell>
          <table:table-cell office:value-type="float" office:value="0.899312097827593" calcext:value-type="float">
            <text:p>0.899312097827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881213025252024" calcext:value-type="float">
            <text:p>0.881213025252024</text:p>
          </table:table-cell>
          <table:table-cell office:value-type="float" office:value="0.891079780459404" calcext:value-type="float">
            <text:p>0.891079780459404</text:p>
          </table:table-cell>
          <table:table-cell office:value-type="float" office:value="0.893663067619006" calcext:value-type="float">
            <text:p>0.893663067619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897081717848778" calcext:value-type="float">
            <text:p>0.897081717848778</text:p>
          </table:table-cell>
          <table:table-cell office:value-type="float" office:value="0.920966356992722" calcext:value-type="float">
            <text:p>0.920966356992722</text:p>
          </table:table-cell>
          <table:table-cell table:style-name="ce1" office:value-type="float" office:value="0.928308248519897" calcext:value-type="float">
            <text:p>0.928308248519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900915086269379" calcext:value-type="float">
            <text:p>0.900915086269379</text:p>
          </table:table-cell>
          <table:table-cell office:value-type="float" office:value="0.91490888595581" calcext:value-type="float">
            <text:p>0.91490888595581</text:p>
          </table:table-cell>
          <table:table-cell office:value-type="float" office:value="0.905650690197944" calcext:value-type="float">
            <text:p>0.905650690197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906350389122963" calcext:value-type="float">
            <text:p>0.906350389122963</text:p>
          </table:table-cell>
          <table:table-cell office:value-type="float" office:value="0.91088242828846" calcext:value-type="float">
            <text:p>0.91088242828846</text:p>
          </table:table-cell>
          <table:table-cell office:value-type="float" office:value="0.922324061393738" calcext:value-type="float">
            <text:p>0.922324061393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908780410885811" calcext:value-type="float">
            <text:p>0.908780410885811</text:p>
          </table:table-cell>
          <table:table-cell office:value-type="float" office:value="0.923912182450294" calcext:value-type="float">
            <text:p>0.923912182450294</text:p>
          </table:table-cell>
          <table:table-cell office:value-type="float" office:value="0.922689974308014" calcext:value-type="float">
            <text:p>0.922689974308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906348809599876" calcext:value-type="float">
            <text:p>0.906348809599876</text:p>
          </table:table-cell>
          <table:table-cell office:value-type="float" office:value="0.916339129209518" calcext:value-type="float">
            <text:p>0.916339129209518</text:p>
          </table:table-cell>
          <table:table-cell office:value-type="float" office:value="0.924231871962547" calcext:value-type="float">
            <text:p>0.924231871962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904142051935196" calcext:value-type="float">
            <text:p>0.904142051935196</text:p>
          </table:table-cell>
          <table:table-cell office:value-type="float" office:value="0.90266478061676" calcext:value-type="float">
            <text:p>0.90266478061676</text:p>
          </table:table-cell>
          <table:table-cell table:style-name="ce1" office:value-type="float" office:value="0.929278507828712" calcext:value-type="float">
            <text:p>0.929278507828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899732515215874" calcext:value-type="float">
            <text:p>0.899732515215874</text:p>
          </table:table-cell>
          <table:table-cell office:value-type="float" office:value="0.904811814427376" calcext:value-type="float">
            <text:p>0.904811814427376</text:p>
          </table:table-cell>
          <table:table-cell office:value-type="float" office:value="0.919863000512123" calcext:value-type="float">
            <text:p>0.9198630005121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91451621055603" calcext:value-type="float">
            <text:p>0.91451621055603</text:p>
          </table:table-cell>
          <table:table-cell office:value-type="float" office:value="0.910359725356102" calcext:value-type="float">
            <text:p>0.910359725356102</text:p>
          </table:table-cell>
          <table:table-cell office:value-type="float" office:value="0.922416046261787" calcext:value-type="float">
            <text:p>0.922416046261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6:39.491379573</dc:date>
    <meta:editing-duration>PT2M50S</meta:editing-duration>
    <meta:editing-cycles>1</meta:editing-cycles>
    <meta:document-statistic meta:table-count="1" meta:cell-count="94" meta:object-count="0"/>
    <meta:generator>LibreOffice/6.0.7.3$Linux_X86_64 LibreOffice_project/00m0$Build-3</meta:generator>
  </office:meta>
</office:document-meta>
</file>